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469cm" fo:min-width="1.854cm"/>
      <style:paragraph-properties style:writing-mode="lr-tb"/>
    </style:style>
    <style:style style:name="gr2" style:family="graphic" style:parent-style-name="standard">
      <style:graphic-properties draw:stroke="none" draw:stroke-dash="Long_20_Dash" svg:stroke-color="#000000" draw:fill="none" draw:fill-color="#ffffff" draw:textarea-horizontal-align="center" draw:auto-grow-height="true" draw:auto-grow-width="false" fo:min-height="0.416cm" fo:min-width="0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469cm" fo:min-width="1.699cm"/>
      <style:paragraph-properties style:writing-mode="lr-tb"/>
    </style:style>
    <style:style style:name="gr4" style:family="graphic" style:parent-style-name="objectwithoutfill">
      <style:graphic-properties draw:marker-end="Arrowheads_20_2" draw:marker-end-width="0.3cm" draw:fill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7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gr7" style:family="graphic" style:parent-style-name="standard">
      <style:graphic-properties draw:stroke="none" draw:stroke-dash="Long_20_Dash" svg:stroke-color="#000000" draw:fill="none" draw:fill-color="#ffffff" draw:textarea-horizontal-align="center" draw:auto-grow-height="true" draw:auto-grow-width="false" fo:min-height="0.412cm" fo:min-width="0cm"/>
      <style:paragraph-properties style:writing-mode="lr-tb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Courier New1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ffffff"/>
      <style:paragraph-properties style:writing-mode="lr-tb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style:font-name="Courier New1"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style:text-position="-8% 58%" fo:font-size="13pt" style:font-size-asian="13pt" style:font-size-complex="13pt"/>
    </style:style>
    <style:style style:name="T6" style:family="text">
      <style:text-properties style:text-position="-8% 58%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2.54cm" svg:height="1.905cm" svg:x="2.94cm" svg:y="5.715cm">
          <text:p text:style-name="P1"><text:span text:style-name="T1">pil</text:span></text:p>
          <text:p text:style-name="P1"><text:span text:style-name="T1">constants</text:span></text:p>
          <text:p text:style-name="P1"><text:span text:style-name="T1">starkinf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905cm" svg:height="0.666cm" svg:x="5.08cm" svg:y="5.99cm">
          <draw:text-box>
            <text:p text:style-name="P2"><text:span text:style-name="T2">S2C</text:span></text:p>
          </draw:text-box>
        </draw:frame>
        <draw:custom-shape draw:style-name="gr3" draw:text-style-name="P4" xml:id="id2" draw:id="id2" draw:layer="layout" svg:width="2.385cm" svg:height="1.905cm" svg:x="6.785cm" svg:y="5.715cm">
          <text:p text:style-name="P4"><text:span text:style-name="T3">r1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draw:type="line" svg:x1="5.48cm" svg:y1="6.667cm" svg:x2="6.785cm" svg:y2="6.667cm" draw:start-shape="id1" draw:start-glue-point="1" draw:end-shape="id2" draw:end-glue-point="3" svg:d="M5480 6667h1305" svg:viewBox="0 0 1306 1">
          <text:p/>
        </draw:connector>
        <draw:frame draw:style-name="gr5" draw:text-style-name="P6" draw:layer="layout" svg:width="3.175cm" svg:height="1.037cm" svg:x="3.24cm" svg:y="4.778cm">
          <draw:text-box>
            <text:p><text:span text:style-name="T4">STARK</text:span><text:span text:style-name="T5">A</text:span></text:p>
          </draw:text-box>
        </draw:frame>
        <draw:frame draw:style-name="gr6" draw:text-style-name="P8" draw:layer="layout" svg:width="3.619cm" svg:height="0.839cm" svg:x="6.541cm" svg:y="4.882cm">
          <draw:text-box>
            <text:p text:style-name="P7"><text:span text:style-name="T4">CIRCUIT</text:span><text:span text:style-name="T6">A.verifier</text:span></text:p>
          </draw:text-box>
        </draw:frame>
        <draw:connector draw:style-name="gr4" draw:text-style-name="P5" draw:layer="layout" draw:type="line" svg:x1="9.174cm" svg:y1="6.667cm" svg:x2="10.479cm" svg:y2="6.667cm" svg:d="M9174 6667h1305" svg:viewBox="0 0 1306 1">
          <text:p/>
        </draw:connector>
        <draw:custom-shape draw:style-name="gr1" draw:text-style-name="P1" xml:id="id3" draw:id="id3" draw:layer="layout" svg:width="2.54cm" svg:height="1.905cm" svg:x="10.534cm" svg:y="5.722cm">
          <text:p text:style-name="P1"><text:span text:style-name="T1">pil</text:span></text:p>
          <text:p text:style-name="P9"><text:span text:style-name="T1">constants</text:span></text:p>
          <text:p text:style-name="P1"><text:span text:style-name="T1">starkinf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draw:type="line" svg:x1="13.074cm" svg:y1="6.674cm" svg:x2="14.379cm" svg:y2="6.674cm" draw:start-shape="id3" draw:start-glue-point="1" svg:d="M13074 6674h1305" svg:viewBox="0 0 1306 1">
          <text:p/>
        </draw:connector>
        <draw:frame draw:style-name="gr5" draw:text-style-name="P6" draw:layer="layout" svg:width="3.175cm" svg:height="1.037cm" svg:x="10.834cm" svg:y="4.785cm">
          <draw:text-box>
            <text:p><text:span text:style-name="T4">STARK</text:span><text:span text:style-name="T5">B</text:span></text:p>
          </draw:text-box>
        </draw:frame>
        <draw:custom-shape draw:style-name="gr3" draw:text-style-name="P4" draw:layer="layout" svg:width="2.385cm" svg:height="1.905cm" svg:x="14.386cm" svg:y="5.722cm">
          <text:p text:style-name="P4"><text:span text:style-name="T3">r1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1.905cm" svg:height="0.662cm" svg:x="16.375cm" svg:y="5.975cm">
          <draw:text-box>
            <text:p text:style-name="P2"><text:span text:style-name="T1">...</text:span></text:p>
          </draw:text-box>
        </draw:frame>
        <draw:connector draw:style-name="gr4" draw:text-style-name="P5" draw:layer="layout" draw:type="line" svg:x1="16.775cm" svg:y1="6.65cm" svg:x2="18.08cm" svg:y2="6.65cm" svg:d="M16775 6650h1305" svg:viewBox="0 0 1306 1">
          <text:p/>
        </draw:connector>
        <draw:frame draw:style-name="gr6" draw:text-style-name="P8" draw:layer="layout" svg:width="3.619cm" svg:height="0.839cm" svg:x="13.942cm" svg:y="4.888cm">
          <draw:text-box>
            <text:p text:style-name="P7"><text:span text:style-name="T4">CIRCUIT</text:span><text:span text:style-name="T6">B.verifier</text:span></text:p>
          </draw:text-box>
        </draw:frame>
        <draw:frame draw:style-name="gr2" draw:text-style-name="P3" draw:layer="layout" svg:width="1.905cm" svg:height="0.666cm" svg:x="12.681cm" svg:y="5.99cm">
          <draw:text-box>
            <text:p text:style-name="P2"><text:span text:style-name="T2">S2C</text:span></text:p>
          </draw:text-box>
        </draw:frame>
        <draw:frame draw:style-name="gr2" draw:text-style-name="P3" draw:layer="layout" svg:width="1.905cm" svg:height="0.666cm" svg:x="8.881cm" svg:y="5.99cm">
          <draw:text-box>
            <text:p text:style-name="P2"><text:span text:style-name="T2">C2S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25cm" svg:stroke-color="#000000" draw:marker-start-width="0.229cm" draw:marker-start-center="false" draw:marker-end-width="0.229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3T08:54:41.267566637</meta:creation-date>
    <dc:title>Personal</dc:title>
    <meta:editing-duration>PT1H13M46S</meta:editing-duration>
    <meta:editing-cycles>22</meta:editing-cycles>
    <meta:generator>LibreOffice/7.3.7.2$Linux_X86_64 LibreOffice_project/30$Build-2</meta:generator>
    <dc:date>2023-01-20T21:22:25.450283998</dc:date>
    <meta:document-statistic meta:object-count="39"/>
  </office:meta>
</office:document-meta>
</file>